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1" svg:font-family="Georgia, serif"/>
    <style:font-face style:name="Lohit Devanagari1" svg:font-family="'Lohit Devanagari'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91d00"/>
    </style:style>
    <style:style style:name="P2" style:family="paragraph" style:parent-style-name="Standard">
      <style:paragraph-properties fo:line-height="115%"/>
      <style:text-properties officeooo:paragraph-rsid="000a531e"/>
    </style:style>
    <style:style style:name="P3" style:family="paragraph" style:parent-style-name="Standard">
      <style:paragraph-properties fo:line-height="115%"/>
      <style:text-properties style:font-name="Georgia" officeooo:paragraph-rsid="00091d00"/>
    </style:style>
    <style:style style:name="P4" style:family="paragraph" style:parent-style-name="Standard" style:master-page-name="Standard">
      <style:paragraph-properties fo:line-height="115%" style:page-number="auto"/>
      <style:text-properties officeooo:paragraph-rsid="00091d00"/>
    </style:style>
    <style:style style:name="P5" style:family="paragraph" style:parent-style-name="Standard">
      <style:paragraph-properties fo:line-height="115%"/>
      <style:text-properties officeooo:paragraph-rsid="000d2a1c"/>
    </style:style>
    <style:style style:name="T1" style:family="text">
      <style:text-properties style:font-name="Georgia"/>
    </style:style>
    <style:style style:name="T2" style:family="text">
      <style:text-properties style:font-name="Georgia" officeooo:rsid="0006fc05"/>
    </style:style>
    <style:style style:name="T3" style:family="text">
      <style:text-properties style:font-name="Georgia" officeooo:rsid="00091d00"/>
    </style:style>
    <style:style style:name="T4" style:family="text">
      <style:text-properties style:font-name="Georgia" officeooo:rsid="000a531e"/>
    </style:style>
    <style:style style:name="T5" style:family="text">
      <style:text-properties style:font-name="Georgia" officeooo:rsid="000c0b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Dear </text:span><text:span text:style-name="T3">Aliza Wasserman</text:span><text:span text:style-name="T1">,</text:span></text:p>
      <text:p text:style-name="P3"/>
      <text:p text:style-name="P5"><text:span text:style-name="T1">I write to inquire after your </text:span><text:span text:style-name="T3">climate policy and tool development</text:span><text:span text:style-name="T1"> internship program at </text:span><text:span text:style-name="T3">Cultivating Climate Solution</text:span><text:span text:style-name="T1"> because of my desire to hone my political knowledge and skills and give you novel solutions to tough </text:span><text:span text:style-name="T3">climate related</text:span><text:span text:style-name="T1"> problems, </text:span><text:span text:style-name="T3">to make beautiful changes in the world</text:span><text:span text:style-name="T1">. </text:span></text:p>
      <text:p text:style-name="P3"/>
      <text:p text:style-name="P2"><text:span text:style-name="T1">I offer a firm foundation </text:span><text:span text:style-name="T3">in communal activism from my involvement with the Environmental Program House </text:span><text:span text:style-name="T4">and Brown Relaxation Project</text:span><text:span text:style-name="T3">, and I offer professional experience</text:span><text:span text:style-name="T1"> acting as a </text:span><text:span text:style-name="T3">liaison</text:span><text:span text:style-name="T1"> and team manager and </text:span><text:span text:style-name="T4">working to make things happen in a nonprofit setting</text:span><text:span text:style-name="T1">. </text:span><text:span text:style-name="T5">I have a base of coursework related to policy in America and Latin America, and to economic policy. </text:span><text:span text:style-name="T4">Additionally, my background in computer science and data management would make me confident in refining your spreadsheet formulas and automating state analysis. </text:span><text:span text:style-name="T1">I think these, along with my cheerful attitude, intense work ethic, detail oriented approach, </text:span><text:span text:style-name="T4">and passion for making real change </text:span><text:span text:style-name="T1">make me a strong candidate for this position.</text:span></text:p>
      <text:p text:style-name="P3"/>
      <text:p text:style-name="P3">The top portion of my resume highlights my education, and below is my career profile and four significant accomplishments in areas of management and leadership.</text:p>
      <text:p text:style-name="P1"><text:span text:style-name="T1">You can reach my any time via my cell, (413) 522-4103, or via email at </text:span><text:a xlink:type="simple" xlink:href="mailto:gus.cantieni@gmail.com" text:style-name="Internet_20_link" text:visited-style-name="Visited_20_Internet_20_Link"><text:span text:style-name="Internet_20_link"><text:span text:style-name="T1">gus</text:span></text:span></text:a><text:span text:style-name="Internet_20_link"><text:span text:style-name="T1">_</text:span></text:span><text:span text:style-name="Internet_20_link"><text:span text:style-name="T2">cantieni@brown.edu</text:span></text:span><text:span text:style-name="T1">. </text:span></text:p>
      <text:p text:style-name="P3"/>
      <text:p text:style-name="P3">I’d welcome the opportunity to speak with you if you think I would be a strong candidate for this or any other position.</text:p>
      <text:p text:style-name="P3"/>
      <text:p text:style-name="P3">Sincerely,</text:p>
      <text:p text:style-name="P3"/>
      <text:p text:style-name="P3">Gus Cantien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1" svg:font-family="Georgia, serif"/>
    <style:font-face style:name="Lohit Devanagari1" svg:font-family="'Lohit Devanagari'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09:23:40.932381372</meta:creation-date>
    <dc:date>2018-02-25T11:16:21.662134377</dc:date>
    <meta:editing-duration>PT20M15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225" meta:character-count="1402" meta:non-whitespace-character-count="1183"/>
  </office:meta>
</office:document-meta>
</file>